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wner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Owner Information: </text:p>
          </table:table-cell>
          <table:table-cell/>
        </table:table-row>
        <table:table-row table:style-name="ro1">
          <table:table-cell office:value-type="string">
            <text:p>Name: </text:p>
          </table:table-cell>
          <table:table-cell>
            <text:p>Katarina Matusova</text:p>
          </table:table-cell>
        </table:table-row>
        <table:table-row table:style-name="ro1">
          <table:table-cell office:value-type="string">
            <text:p>Address: </text:p>
          </table:table-cell>
          <table:table-cell>
            <text:p>Pod hajom 1366, Dubnica</text:p>
          </table:table-cell>
        </table:table-row>
      </table:table>
      <table:table table:name="1800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>
            <text:p>Total value</text:p>
          </table:table-cell>
          <table:table-cell office:value-type="float" office:value="500.0">
            <text:p>500,00</text:p>
          </table:table-cell>
          <table:table-cell office:value-type="string">
            <text:p>Total expenses</text:p>
          </table:table-cell>
          <table:table-cell office:value-type="float" office:value="1000.0">
            <text:p>1 000,00</text:p>
          </table:table-cell>
          <table:table-cell office:value-type="string">
            <text:p>Total incomes</text:p>
          </table:table-cell>
          <table:table-cell office:value-type="float" office:value="1500.0">
            <text:p>1 500,00</text:p>
          </table:table-cell>
          <table:table-cell table:number-columns-repeated="5"/>
        </table:table-row>
        <table:table-row table:style-name="ro1">
          <table:table-cell office:value-type="string">
            <text:p>Invoice ID</text:p>
          </table:table-cell>
          <table:table-cell office:value-type="string">
            <text:p>Type</text:p>
          </table:table-cell>
          <table:table-cell office:value-type="string">
            <text:p>From Name</text:p>
          </table:table-cell>
          <table:table-cell office:value-type="string">
            <text:p>From Address</text:p>
          </table:table-cell>
          <table:table-cell office:value-type="string">
            <text:p>To Name</text:p>
          </table:table-cell>
          <table:table-cell office:value-type="string">
            <text:p>To Address</text:p>
          </table:table-cell>
          <table:table-cell office:value-type="string">
            <text:p>Issue Date</text:p>
          </table:table-cell>
          <table:table-cell office:value-type="string">
            <text:p>Due Date</text:p>
          </table:table-cell>
          <table:table-cell office:value-type="string">
            <text:p>Total Amount</text:p>
          </table:table-cell>
          <table:table-cell office:value-type="string">
            <text:p>Item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XPENSE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Phillip Smith</text:p>
          </table:table-cell>
          <table:table-cell office:value-type="string">
            <text:p>Ulica mieru 45, Ilav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-500">
            <text:p>-500</text:p>
          </table:table-cell>
          <table:table-cell office:value-type="string">
            <text:p>tv:200.0; pc:300.0; 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NCOME</text:p>
          </table:table-cell>
          <table:table-cell office:value-type="string">
            <text:p>Katarina</text:p>
          </table:table-cell>
          <table:table-cell office:value-type="string">
            <text:p>Botanicka 45, Brno</text:p>
          </table:table-cell>
          <table:table-cell office:value-type="string">
            <text:p>Katarina Matusova</text:p>
          </table:table-cell>
          <table:table-cell office:value-type="string">
            <text:p>Pod hajom 1366, Dubnica</text:p>
          </table:table-cell>
          <table:table-cell office:value-type="string">
            <text:p>1800-03-10</text:p>
          </table:table-cell>
          <table:table-cell office:value-type="string">
            <text:p>1802-03-10</text:p>
          </table:table-cell>
          <table:table-cell office:value-type="float" office:value="500">
            <text:p>500</text:p>
          </table:table-cell>
          <table:table-cell office:value-type="string">
            <text:p>tv:200.0; pc:300.0; </text:p>
          </table:table-cell>
          <table:table-cell/>
        </table:table-row>
        <table:table-row>
          <table:table-cell office:value-type="float" office:value="30">
            <text:p>30,00</text:p>
          </table:table-cell>
          <table:table-cell>
            <text:p>EXPENSE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Phillip Smith</text:p>
          </table:table-cell>
          <table:table-cell>
            <text:p>Ulica mieru 45, Ilav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-500.0">
            <text:p>-500,00</text:p>
          </table:table-cell>
          <table:table-cell>
            <text:p>tv:200.0; pc:300.0; </text:p>
          </table:table-cell>
          <table:table-cell table:number-columns-repeated="1"/>
        </table:table-row>
        <table:table-row>
          <table:table-cell office:value-type="float" office:value="35">
            <text:p>35,00</text:p>
          </table:table-cell>
          <table:table-cell>
            <text:p>INCOME</text:p>
          </table:table-cell>
          <table:table-cell>
            <text:p>Katarina</text:p>
          </table:table-cell>
          <table:table-cell>
            <text:p>Botanicka 45, Brno</text:p>
          </table:table-cell>
          <table:table-cell>
            <text:p>Katarina Matusova</text:p>
          </table:table-cell>
          <table:table-cell>
            <text:p>Pod hajom 1366, Dubnica</text:p>
          </table:table-cell>
          <table:table-cell>
            <text:p>1800-03-10</text:p>
          </table:table-cell>
          <table:table-cell>
            <text:p>1802-03-10</text:p>
          </table:table-cell>
          <table:table-cell office:value-type="float" office:value="500.0">
            <text:p>500,00</text:p>
          </table:table-cell>
          <table:table-cell>
            <text:p>tv:200.0; pc:300.0; </text:p>
          </table:table-cell>
          <table: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16.06.2018</text:date>, <text:time>12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2:44.366013396</meta:creation-date>
    <meta:generator>OpenOffice/4.1.5$Win32 OpenOffice.org_project/415m1$Build-9789</meta:generator>
    <dc:date>2018-06-16T12:03:59.88</dc:date>
    <meta:editing-duration>PT52S</meta:editing-duration>
    <meta:editing-cycles>4</meta:editing-cycles>
    <meta:document-statistic meta:table-count="2" meta:cell-count="51" meta:object-count="0"/>
  </office:meta>
</office:document-meta>
</file>